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fo:font-size="18pt" officeooo:rsid="00c4ee73" officeooo:paragraph-rsid="00c4ee73"/>
    </style:style>
    <style:style style:name="P4" style:family="paragraph" style:parent-style-name="Standard">
      <style:text-properties fo:font-size="18pt" officeooo:rsid="00c7f395" officeooo:paragraph-rsid="00c7f395"/>
    </style:style>
    <style:style style:name="P5" style:family="paragraph" style:parent-style-name="Standard">
      <style:text-properties fo:font-size="18pt" officeooo:rsid="00c7f395" officeooo:paragraph-rsid="00c4ee73"/>
    </style:style>
    <style:style style:name="P6" style:family="paragraph" style:parent-style-name="Standard">
      <style:text-properties fo:font-size="18pt" officeooo:rsid="00c7f395" officeooo:paragraph-rsid="00c9012e"/>
    </style:style>
    <style:style style:name="P7" style:family="paragraph" style:parent-style-name="Standard">
      <style:text-properties fo:font-size="18pt" officeooo:rsid="00c7f395" officeooo:paragraph-rsid="00c9901f"/>
    </style:style>
    <style:style style:name="P8" style:family="paragraph" style:parent-style-name="Standard">
      <style:text-properties officeooo:rsid="00c7f395" officeooo:paragraph-rsid="00c7f395"/>
    </style:style>
    <style:style style:name="P9" style:family="paragraph" style:parent-style-name="Standard">
      <style:text-properties officeooo:paragraph-rsid="00c4ee73"/>
    </style:style>
    <style:style style:name="P10" style:family="paragraph" style:parent-style-name="Standard">
      <style:text-properties fo:font-size="18pt" officeooo:rsid="00c7f395" officeooo:paragraph-rsid="00c7f395"/>
    </style:style>
    <style:style style:name="P11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f395" officeooo:paragraph-rsid="0029ba73" style:font-size-asian="20pt" style:font-weight-asian="bold" style:font-size-complex="20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officeooo:rsid="00c7f395"/>
    </style:style>
    <style:style style:name="T3" style:family="text">
      <style:text-properties fo:font-size="18pt" officeooo:rsid="00c9901f"/>
    </style:style>
    <style:style style:name="T4" style:family="text">
      <style:text-properties officeooo:rsid="00c4ee73"/>
    </style:style>
    <style:style style:name="T5" style:family="text">
      <style:text-properties officeooo:rsid="00c7f395"/>
    </style:style>
    <style:style style:name="T6" style:family="text">
      <style:text-properties officeooo:rsid="00c9901f"/>
    </style:style>
    <style:style style:name="T7" style:family="text">
      <style:text-properties officeooo:rsid="00cb34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pérage dans l’espace</text:p>
      <text:p text:style-name="Standard"/>
      <text:p text:style-name="P4">Repérage dans un parallélépipède rectangle</text:p>
      <text:p text:style-name="P5">oral <text:span text:style-name="T6">p164</text:span> : 4, 5, 6, 7 (intervertir J et K sur la figure !)</text:p>
      <text:p text:style-name="P8"><text:span text:style-name="T1">oral </text:span><text:span text:style-name="T3">p165</text:span><text:span text:style-name="T1"> : 20, 21, 22</text:span></text:p>
      <text:p text:style-name="P7"><text:span text:style-name="T6">p164 : </text:span>8, 9</text:p>
      <text:p text:style-name="P7"><text:span text:style-name="T6">p165 :</text:span> 16, 17, 18, 19, 24</text:p>
      <text:p text:style-name="P7"><text:span text:style-name="T6">p166 :</text:span> 25</text:p>
      <text:p text:style-name="P4">p<text:span text:style-name="T6">169 : </text:span>51</text:p>
      <text:p text:style-name="Standard"/>
      <text:p text:style-name="Standard"/>
      <text:p text:style-name="P4">Repérage sur une sphère</text:p>
      <text:p text:style-name="P9"><text:span text:style-name="T5">oral </text:span><text:span text:style-name="T7">p164 :</text:span><text:span text:style-name="T4">1</text:span><text:span text:style-name="T2">2</text:span></text:p>
      <text:p text:style-name="P6">p<text:span text:style-name="T6">166 : </text:span>28</text:p>
      <text:p text:style-name="P7"><text:span text:style-name="T6">p163 : </text:span>2, 3 </text:p>
      <text:p text:style-name="P7"><text:span text:style-name="T6">p167 : </text:span>34, 3<text:span text:style-name="T7">5, </text:span>36, 37, 38, 39, 40, 41, </text:p>
      <text:p text:style-name="P7"><text:span text:style-name="T6">p168 : </text:span>43</text:p>
      <text:p text:style-name="P7"><text:span text:style-name="T6">p169 : </text:span>52, 53</text:p>
      <text:p text:style-name="P2"/>
      <text:p text:style-name="P1"/>
      <text:p text:style-name="P4">Sur une sphère avec Pythagore</text:p>
      <text:p text:style-name="P7"><text:span text:style-name="T6">p166 : </text:span>30, 31, 32</text:p>
      <text:p text:style-name="P7"><text:span text:style-name="T6">p167 :</text:span> 33</text:p>
      <text:p text:style-name="P7"><text:span text:style-name="T6">p170 :</text:span> 60, 59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3M48S</meta:editing-duration>
    <meta:editing-cycles>155</meta:editing-cycles>
    <meta:generator>LibreOffice/7.3.7.2$Linux_X86_64 LibreOffice_project/30$Build-2</meta:generator>
    <meta:initial-creator>Véronique et Thibaud FONTANET</meta:initial-creator>
    <dc:date>2024-09-19T23:45:43.512748220</dc:date>
    <meta:print-date>2021-01-04T09:36:06.738044778</meta:print-date>
    <meta:document-statistic meta:table-count="0" meta:image-count="0" meta:object-count="0" meta:page-count="1" meta:paragraph-count="19" meta:word-count="94" meta:character-count="385" meta:non-whitespace-character-count="308"/>
  </office:meta>
</office:document-meta>
</file>